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ad36" officeooo:paragraph-rsid="0014ad36"/>
    </style:style>
    <style:style style:name="P2" style:family="paragraph" style:parent-style-name="Standard">
      <style:paragraph-properties fo:text-align="end" style:justify-single-word="false"/>
      <style:text-properties officeooo:rsid="0014ad36" officeooo:paragraph-rsid="0014ad36"/>
    </style:style>
    <style:style style:name="P3" style:family="paragraph" style:parent-style-name="Standard">
      <style:text-properties fo:font-size="14pt" fo:font-weight="bold" officeooo:rsid="0014ad36" officeooo:paragraph-rsid="0014ad3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ad36" officeooo:paragraph-rsid="0014ad36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</text:p>
      <text:p text:style-name="P1">Font is DejaVu Serif with a size of 12</text:p>
      <text:p text:style-name="P1"/>
      <text:p text:style-name="P3">1. Test – Write a multi line sentence below</text:p>
      <text:p text:style-name="P1"/>
      <text:p text:style-name="P1"/>
      <text:p text:style-name="P1"/>
      <text:p text:style-name="P3">2. Test – Write a single line (containing one bold and one italic word) sentence below</text:p>
      <text:p text:style-name="P1"/>
      <text:p text:style-name="P1">////--------</text:p>
      <text:p text:style-name="P1"/>
      <text:p text:style-name="P1">////--------</text:p>
      <text:p text:style-name="P1"/>
      <text:p text:style-name="P3">3. Test – Mark column two with an “X” and four with an “x”</text:p>
      <text:p text:style-name="P1"/>
      <text:p text:style-name="P1">[ <text:s text:c="3"/>]</text:p>
      <text:p text:style-name="P1">[ <text:s text:c="3"/>]</text:p>
      <text:p text:style-name="P1">[ <text:s text:c="3"/>]</text:p>
      <text:p text:style-name="P1">[ <text:s text:c="3"/>]</text:p>
      <text:p text:style-name="P1"/>
      <text:p text:style-name="P1"/>
      <text:p text:style-name="P1"/>
      <text:p text:style-name="P3">4. Test – Write the name “Max Power” in italic on the right hand side</text:p>
      <text:p text:style-name="P1"/>
      <text:p text:style-name="P2">________________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Test – Write “&lt;current page number&gt; / &lt;total number of pages” at the right hand s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22:05:02.624747415</meta:creation-date>
    <dc:date>2014-12-09T22:09:19.902005020</dc:date>
    <meta:editing-duration>PT4M17S</meta:editing-duration>
    <meta:editing-cycles>1</meta:editing-cycles>
    <meta:document-statistic meta:table-count="0" meta:image-count="0" meta:object-count="0" meta:page-count="1" meta:paragraph-count="14" meta:word-count="91" meta:character-count="463" meta:non-whitespace-character-count="369"/>
    <meta:generator>LibreOffice/4.3.4.1$Linux_X86_64 LibreOffice_project/430m0$Build-1</meta:generator>
  </office:meta>
</office:document-meta>
</file>